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a7ee"/>
    </style:style>
    <style:style style:name="P2" style:family="paragraph" style:parent-style-name="Standard">
      <style:text-properties officeooo:paragraph-rsid="00123788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0a7ee" style:font-weight-asian="bold" style:font-weight-complex="bold"/>
    </style:style>
    <style:style style:name="P4" style:family="paragraph" style:parent-style-name="Standard">
      <style:text-properties officeooo:paragraph-rsid="001271c1"/>
    </style:style>
    <style:style style:name="T1" style:family="text">
      <style:text-properties officeooo:rsid="0010a7ee"/>
    </style:style>
    <style:style style:name="T2" style:family="text">
      <style:text-properties officeooo:rsid="0012378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3788" style:font-weight-asian="normal" style:font-weight-complex="normal"/>
    </style:style>
    <style:style style:name="T6" style:family="text">
      <style:text-properties officeooo:rsid="00127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board</text:p>
      <text:p text:style-name="P1"/>
      <text:p text:style-name="P2">It is the core of the system, where each module is a feature that can be added, this component uses a TThread component (to read data from <text:span text:style-name="T1">and to </text:span>the board), remember that Lazarus (at least) the function that TThread call<text:span text:style-name="T2">s</text:span> is only executed when the program is not handling any event.</text:p>
      <text:p text:style-name="P2"/>
      <text:p text:style-name="P2">The main events <text:span text:style-name="T2">of this component</text:span>, <text:span text:style-name="T2">an</text:span>d <text:span text:style-name="T2">they </text:span>have to exist, are:</text:p>
      <text:p text:style-name="P2"/>
      <text:p text:style-name="P2"><text:span text:style-name="T3">OnSendDataToDevice</text:span>, <text:span text:style-name="T2">to </text:span>send data to the board.</text:p>
      <text:p text:style-name="P2"/>
      <text:p text:style-name="P2"><text:span text:style-name="T3">OnGetDataFromDevice</text:span>, read a byte of the device, or <text:span text:style-name="T2">returns</text:span> -1 if there is none. <text:span text:style-name="T2">There is</text:span> a timer, <text:span text:style-name="T2">it </text:span>waits about 2 seconds before giving an error, it is assumed that once the board sends a command to the client, it sends all the data until the command is finished.</text:p>
      <text:p text:style-name="P2"/>
      <text:p text:style-name="P2"><text:span text:style-name="T3">OnDeviceDataAvailable</text:span>, indicates if there is a new command available to read.</text:p>
      <text:p text:style-name="P2"/>
      <text:p text:style-name="P2">The other important event is <text:span text:style-name="T3">OnBoardReady</text:span><text:span text:style-name="T4">, </text:span><text:span text:style-name="T5">it is </text:span>run when activated and the state becomes Enabled, <text:span text:style-name="T2">that happens when</text:span> component ha<text:span text:style-name="T2">s</text:span> <text:span text:style-name="T2">got</text:span> all of the pins capabilities, <text:span text:style-name="T2">those capabilities</text:span> depend on ConfigurableFirmata modules were compiled.</text:p>
      <text:p text:style-name="P2"/>
      <text:p text:style-name="P2">There are two other events to consider and have been put to help LazSerial component, are: <text:span text:style-name="T3">OnBeforeOpen</text:span>, is executed <text:span text:style-name="T2">before</text:span> enable the board <text:span text:style-name="T2">and </text:span>is normally used to open the serial port.</text:p>
      <text:p text:style-name="P2"><text:span text:style-name="T3">OnAfterClose</text:span>, is executed when the component is to be deactivated and is normally used to close the serial port.</text:p>
      <text:p text:style-name="P4">Finally, the <text:span text:style-name="T3">OnBoardData</text:span> event is launched when the <text:span text:style-name="T2">board</text:span> wants to send a message to the client and <text:span text:style-name="T3">OnError</text:span> whenever an error occurs <text:span text:style-name="T6">on the client side</text:span>.</text:p>
      <text:p text:style-name="P4"/>
      <text:p text:style-name="P4">There is a limit of time <text:span text:style-name="T6">the </text:span>board has <text:span text:style-name="T6">to start, it has </text:span>been <text:span text:style-name="T6">set</text:span> in 6 seconds, <text:span text:style-name="T6">this is</text:span> the case of ConfigurableFirmata with flashing LED (starting <text:span text:style-name="T6">without these flashing led is about </text:span>1.6 seconds (you choose <text:span text:style-name="T6">flashing led at c</text:span>ompiling ConfigurableFirmat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7:11:30.914074573</meta:creation-date>
    <dc:date>2019-03-12T17:47:43.067134040</dc:date>
    <meta:editing-duration>PT3M51S</meta:editing-duration>
    <meta:editing-cycles>1</meta:editing-cycles>
    <meta:document-statistic meta:table-count="0" meta:image-count="0" meta:object-count="0" meta:page-count="1" meta:paragraph-count="11" meta:word-count="289" meta:character-count="1679" meta:non-whitespace-character-count="1401"/>
    <meta:generator>LibreOffice/6.0.7.3$Linux_X86_64 LibreOffice_project/00m0$Build-3</meta:generator>
  </office:meta>
</office:document-meta>
</file>